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7643" officeooo:paragraph-rsid="00157643" style:font-weight-asian="bold" style:font-weight-complex="bold"/>
    </style:style>
    <style:style style:name="P2" style:family="paragraph" style:parent-style-name="Standard">
      <style:text-properties officeooo:rsid="00172eb5" officeooo:paragraph-rsid="00172eb5"/>
    </style:style>
    <style:style style:name="P3" style:family="paragraph" style:parent-style-name="Standard">
      <style:text-properties officeooo:rsid="001899cf" officeooo:paragraph-rsid="001899cf"/>
    </style:style>
    <style:style style:name="P4" style:family="paragraph" style:parent-style-name="Standard">
      <style:text-properties officeooo:rsid="001899cf" officeooo:paragraph-rsid="001d3085"/>
    </style:style>
    <style:style style:name="P5" style:family="paragraph" style:parent-style-name="Standard">
      <style:text-properties officeooo:rsid="001899cf" officeooo:paragraph-rsid="002347cf"/>
    </style:style>
    <style:style style:name="P6" style:family="paragraph" style:parent-style-name="Standard">
      <style:text-properties officeooo:rsid="001a71d7" officeooo:paragraph-rsid="001a71d7"/>
    </style:style>
    <style:style style:name="P7" style:family="paragraph" style:parent-style-name="Standard">
      <style:text-properties officeooo:paragraph-rsid="001a71d7"/>
    </style:style>
    <style:style style:name="P8" style:family="paragraph" style:parent-style-name="Standard">
      <style:text-properties officeooo:rsid="00275b34" officeooo:paragraph-rsid="00275b34"/>
    </style:style>
    <style:style style:name="P9" style:family="paragraph" style:parent-style-name="Standard">
      <style:text-properties officeooo:rsid="001a71d7" officeooo:paragraph-rsid="002347cf"/>
    </style:style>
    <style:style style:name="T1" style:family="text">
      <style:text-properties officeooo:rsid="001899cf"/>
    </style:style>
    <style:style style:name="T2" style:family="text">
      <style:text-properties officeooo:rsid="001a71d7"/>
    </style:style>
    <style:style style:name="T3" style:family="text">
      <style:text-properties officeooo:rsid="001ad19a"/>
    </style:style>
    <style:style style:name="T4" style:family="text">
      <style:text-properties officeooo:rsid="001cbc1f"/>
    </style:style>
    <style:style style:name="T5" style:family="text">
      <style:text-properties officeooo:rsid="001f1e87"/>
    </style:style>
    <style:style style:name="T6" style:family="text">
      <style:text-properties officeooo:rsid="002320bd"/>
    </style:style>
    <style:style style:name="T7" style:family="text">
      <style:text-properties officeooo:rsid="002347cf"/>
    </style:style>
    <style:style style:name="T8" style:family="text">
      <style:text-properties officeooo:rsid="0023df17"/>
    </style:style>
    <style:style style:name="T9" style:family="text">
      <style:text-properties officeooo:rsid="0024ce85"/>
    </style:style>
    <style:style style:name="T10" style:family="text">
      <style:text-properties officeooo:rsid="0026ebf2"/>
    </style:style>
    <style:style style:name="T11" style:family="text">
      <style:text-properties officeooo:rsid="0027a351"/>
    </style:style>
    <style:style style:name="T12" style:family="text">
      <style:text-properties officeooo:rsid="002800a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rms <text:span text:style-name="T8">Chap 6</text:span></text:p>
      <text:p text:style-name="P2">Data Type: <text:span text:style-name="T3">defs collection of data objects and a set of predefd operations. Of those objects</text:span></text:p>
      <text:p text:style-name="P2">Decriptor: <text:span text:style-name="T3">collection of the attr of a vars.</text:span></text:p>
      <text:p text:style-name="P2">Object: <text:span text:style-name="T3">instance of a user defd (abstract data) type</text:span></text:p>
      <text:p text:style-name="P2">Primitive Data Types: <text:span text:style-name="T3">Not defd in terms of other data types. Some are merely reflections of hw, others require little non-hw support for imp.</text:span></text:p>
      <text:p text:style-name="P2">- <text:span text:style-name="T1">Int: Almost <text:s/>always exact reflection of the hw so mapping is trivial. Can have as many as 8 diff int type in a lang.</text:span></text:p>
      <text:p text:style-name="P3">– byte, short, int, <text:span text:style-name="T3">long: Javas signed int sizes</text:span> </text:p>
      <text:p text:style-name="P3">- Floating Point: <text:span text:style-name="T4">Model real # but as approx.</text:span></text:p>
      <text:p text:style-name="P4">– float, double: <text:span text:style-name="T5">for scientific support langs; at least 2 types; <text:s/>float, doub. Usually exactly like hw. stored in bin which causes probs for #s like 0.1</text:span></text:p>
      <text:p text:style-name="P3">- Dec: <text:span text:style-name="T5">Store a fixed # of dec dig in coded form (BCD). Accurate, but limited range and wastes mem.</text:span></text:p>
      <text:p text:style-name="P3">- Bool: <text:span text:style-name="T6">Simplest. Very readable and can be implemented at bits (mostly bytes)</text:span></text:p>
      <text:p text:style-name="P5">- <text:span text:style-name="T2">Char: stored as numeric codings (ASCII)(</text:span></text:p>
      <text:p text:style-name="P9">– 16 bit Unicode (UCS-2) includes chars from most natural langs. Origin java, but used by many langs.</text:p>
      <text:p text:style-name="P5">– <text:span text:style-name="T7">32 bit Unicode (UCS-4) supported by fortran, starting with 2003</text:span></text:p>
      <text:p text:style-name="P6">Char Str Types: sequence of chars. <text:span text:style-name="T10">Writabiltiy. Prim static(compile time descriptor) inexpensive, dynamic(runtime, allocation/ deallocation is biggest imp prob) worth expense?</text:span></text:p>
      <text:p text:style-name="P6">– <text:span text:style-name="T8">issues : primitive or just special kind of array? Should length by dynamic or static.</text:span></text:p>
      <text:p text:style-name="P6">– <text:span text:style-name="T8">operations : assignment/ copying, compare, catenation, substring ref, pattern matching.</text:span></text:p>
      <text:p text:style-name="P6">– <text:span text:style-name="T9">langs : C/C++, not prim and use char arrays that provide ops. SNOBOL4, prim, many ops. Fortran Python, prim with assignment and several ops. Java C# Ruby swift, prim. Perl Javascript, ruby, php, provides pattern matching and regular expr.</text:span></text:p>
      <text:p text:style-name="P8">Oridinal Type: range of poss vals can be easily assoc with a set of + ints.</text:p>
      <text:p text:style-name="P8">Enumeration Types: <text:span text:style-name="T11">All poss vals, which are named as consts, are provided in def.</text:span></text:p>
      <text:p text:style-name="P6">– <text:span text:style-name="T12">Issues : is enum type allowed to appear in one or more type defs? Are enums coerced to int? Any other type coerced to enum?</text:span></text:p>
      <text:p text:style-name="P7">– <text:span text:style-name="T12">advatages: readabilty 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08:43:05.065140261</meta:creation-date>
    <meta:editing-duration>PT2S</meta:editing-duration>
    <meta:editing-cycles>2</meta:editing-cycles>
    <meta:generator>LibreOffice/6.2.0.3$Linux_X86_64 LibreOffice_project/7214efd935fe89a596a09a8da3a4bcd40563e275</meta:generator>
    <dc:date>2019-03-06T08:44:08.063310741</dc:date>
    <meta:document-statistic meta:table-count="0" meta:image-count="0" meta:object-count="0" meta:page-count="1" meta:paragraph-count="22" meta:word-count="337" meta:character-count="1984" meta:non-whitespace-character-count="1656"/>
  </office:meta>
</office:document-meta>
</file>